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059.000000000000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400.00000000000000000000000000)" table:style-name="transparent_fiat"/>
          <table:table-cell table:formula="=HYPERLINK(&quot;#B2 Tax.a37:z37&quot;; 30341.0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94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3500.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34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)" table:style-name="transparent_fiat"/>
          <table:table-cell table:formula="=HYPERLINK(&quot;#B2 Tax.a28:z28&quot;; 53439.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412.00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444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9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333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049.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400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931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3509.0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59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3441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8.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)" table:style-name="transparent_fiat"/>
          <table:table-cell table:formula="=HYPERLINK(&quot;#B4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&quot;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&quot;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&quot;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36)" table:style-name="taxable_event_percent"/>
          <table:table-cell table:formula="=HYPERLINK(&quot;#B2 In-Out.a16:z16&quot;; 2556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3: 1.80000000 of 5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9)" table:style-name="acquired_lot_alt_percent"/>
          <table:table-cell table:formula="=HYPERLINK(&quot;#B2 In-Out.a5:z5&quot;; 21600.000000000000000)" table:style-name="acquired_lot_alt_fiat"/>
          <table:table-cell table:formula="=HYPERLINK(&quot;#B2 In-Out.a5:z5&quot;; 0.0)" table:style-name="acquired_lot_alt_fiat"/>
          <table:table-cell table:formula="=HYPERLINK(&quot;#B2 In-Out.a5:z5&quot;; 216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8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20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20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&quot;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9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33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&quot;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&quot;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20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&quot;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358)" table:style-name="taxable_event_alt_percent"/>
          <table:table-cell table:formula="=HYPERLINK(&quot;#B4 In-Out.a16:z16&quot;; 25418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3: 1.79000000 of 5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895)" table:style-name="acquired_lot_alt_percent"/>
          <table:table-cell table:formula="=HYPERLINK(&quot;#B4 In-Out.a5:z5&quot;; 21480.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148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2/2: 1.7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20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&quot;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6-01-05T06:14:27.945294</dc:date>
    <meta:editing-duration>P1DT11H5M52S</meta:editing-duration>
    <meta:editing-cycles>117</meta:editing-cycles>
    <meta:generator>http://pypi.python.org/pypi/ezodf/0.1.0$Python3.13.11 (tags/v3.13.11:6278944, Dec  5 2025, 16:26:58) [MSC v.1944 64 bit (AMD64)]</meta:generator>
    <meta:document-statistic meta:table-count="3" meta:cell-count="96" meta:object-count="0"/>
  </office:meta>
</office:document-meta>
</file>